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text-properties style:font-name="Liberation Sans3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2pt" style:font-size-asian="22pt" style:font-size-complex="22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.3cm"/>
      <style:text-properties style:font-name="Liberation Sans" style:letter-kerning="true" style:font-name-asian="Droid Sans Fallback" style:font-name-complex="FreeSans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text-transform="uppercase" fo:color="#00000a" style:font-name="Liberation Sans3" fo:font-size="48pt" fo:language="pt" fo:country="BR" fo:font-weight="bold" style:font-name-asian="FreeSans1" style:font-size-asian="48pt" style:language-asian="hi" style:country-asian="IN" style:font-weight-asian="bold" style:font-size-complex="4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style:text-line-through-style="solid" style:text-line-through-type="single" fo:font-size="32pt" style:font-size-asian="32pt" style:font-size-complex="32pt"/>
    </style:style>
    <style:style style:name="T7" style:family="text">
      <style:text-properties style:text-line-through-style="solid" style:text-line-through-type="single" fo:font-size="22pt" style:font-size-asian="22pt" style:font-size-complex="22pt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GESTÃO DE PROJETOS DE Inovação Na administração pública e estudo de caso da Secretaria DE FAZENDA do Estado de São Paulo</text:span></text:p>
          </draw:text-box>
        </draw:frame>
        <draw:frame draw:style-name="gr1" draw:text-style-name="P3" draw:layer="layout" svg:width="17.766cm" svg:height="1.987cm" svg:x="8.2cm" svg:y="15cm">
          <draw:text-box>
            <text:p text:style-name="P2"><text:span text:style-name="T2">Autor: Francisco Matelli Matulovic (bolsista CNPq)</text:span></text:p>
            <text:p text:style-name="P2"><text:span text:style-name="T2">Orientador: Prof. Dr. Abraham Sin Oih Y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Importância da inovação no setor público</text:span></text:p>
              </text:list-item>
              <text:list-item>
                <text:p><text:span text:style-name="T3">Justificativa</text:span></text:p>
                <text:list>
                  <text:list-item>
                    <text:p><text:span text:style-name="T3">carência na literatura</text:span></text:p>
                  </text:list-item>
                </text:list>
              </text:list-item>
              <text:list-item>
                <text:p><text:span text:style-name="T3">Objetivos do estudo</text:span></text:p>
                <text:list>
                  <text:list-item>
                    <text:p><text:span text:style-name="T3">Identificar o processo de gestão de projetos de inovação no setor púb.</text:span></text:p>
                  </text:list-item>
                </text:list>
              </text:list-item>
              <text:list-item>
                <text:p><text:span text:style-name="T3">Objeto</text:span></text:p>
                <text:list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Metodologia</text:span></text:p>
                <text:list>
                  <text:list-item>
                    <text:p><text:span text:style-name="T3">Revisão da literatura e estudo de caso</text:span></text:p>
                  </text:list-item>
                </text:list>
              </text:list-item>
              <text:list-item>
                <text:p><text:span text:style-name="T3">Caso escolhido</text:span></text:p>
                <text:list>
                  <text:list-item>
                    <text:p><text:span text:style-name="T3">Desenvolvimento do projeto de inovação Nota Fiscal Paulista pela Secretaria Estadual de Fazenda do Estado de São Paulo, no anos de 2007 e 2008</text:span></text:p>
                  </text:list-item>
                </text:list>
              </text:list-item>
              <text:list-item>
                <text:p><text:span text:style-name="T3">Pergunta da pesquisa</text:span></text:p>
                <text:list>
                  <text:list-item>
                    <text:p><text:span text:style-name="T3">Como foi o processo de desenvolvimento do projeto de inovação NFP pela SEFAZ-SP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3">Quais foram as principais abordagens metodológicas empregadas para a gestão do projeto NFP?</text:span></text:p>
              </text:list-item>
              <text:list-item>
                <text:p><text:span text:style-name="T3">Como foi a composição inicial dos times e o processo de desenvolvimento do sistema e software?</text:span></text:p>
              </text:list-item>
              <text:list-item>
                <text:p><text:span text:style-name="T3">Como o estudo de caso está relacionado com a literatura de (1) inovação em serviços, (2) avanços tecnológicas na administração tributária e (3) metodologias de gestão de projetos de inovação no setor público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ÓPICOS SUGERIDO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VISÃO DA LITERATURA</text:span></text:p>
                <text:list>
                  <text:list-item>
                    <text:p><text:span text:style-name="T3">Inovação no setor e serviço público</text:span></text:p>
                  </text:list-item>
                  <text:list-item>
                    <text:p><text:span text:style-name="T3">Inovação na administração tributária</text:span></text:p>
                  </text:list-item>
                  <text:list-item>
                    <text:p><text:span text:style-name="T3">Metodologias de gestão de projeto de inovação no setor público</text:span></text:p>
                  </text:list-item>
                </text:list>
              </text:list-item>
              <text:list-item>
                <text:p><text:span text:style-name="T3">ESTUDO DE CASO DA SECRETARIA DE FAZENDA DO ESTADO DE SÃO PAULO</text:span></text:p>
                <text:list>
                  <text:list-item>
                    <text:p><text:span text:style-name="T3">O processo de desenvolvimento do sistema NF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ÁTICAS LITERAIS ATUAI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Processo</text:p>
                <text:list>
                  <text:list-item>
                    <text:p>Top-down</text:p>
                  </text:list-item>
                  <text:list-item>
                    <text:p>Fen. emer. </text:p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Contexto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>
          <draw:text-box>
            <text:list text:style-name="L2">
              <text:list-item>
                <text:p>Estilo local de trabalho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>
          <draw:text-box>
            <text:list text:style-name="L2">
              <text:list-item>
                <text:p>Liderança</text:p>
              </text:list-item>
            </text:list>
          </draw:text-box>
        </draw:frame>
        <draw:frame presentation:style-name="pr6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Pequenas decisões</text:p>
              </text:list-item>
            </text:list>
          </draw:text-box>
        </draw:frame>
        <draw:frame presentation:style-name="pr6" draw:layer="layout" svg:width="8.113cm" svg:height="5.809cm" svg:x="1.4cm" svg:y="11.276cm" presentation:class="outline">
          <draw:text-box>
            <text:list text:style-name="L2">
              <text:list-item>
                <text:p>Pré-cond.</text:p>
                <text:list>
                  <text:list-item>
                    <text:p>Impacto </text:p>
                  </text:list-item>
                  <text:list-item>
                    <text:p>Rep. 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6.664cm" svg:height="0.962cm" svg:x="0.959cm" svg:y="3.481cm">
          <draw:text-box>
            <text:p text:style-name="P6">Abordagens mais recentes utilizadas na literatura para o estudo da inovação no setor público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UDO DE CAS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o</text:p>
              </text:list-item>
              <text:list-item>
                <text:p>Entrevistas</text:p>
              </text:list-item>
              <text:list-item>
                <text:p>Conclusões</text:p>
                <text:list>
                  <text:list-item>
                    <text:p>Existem metodologias adequadas para a acelerar projetos de inovação no setor público, o sucesso da técnica de “improvisação” para i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ÚDO RECENTE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4">LITERATURA</text:span></text:p>
              </text:list-header>
              <text:list-item>
                <text:p text:style-name="P7">TOPICO 3 - Jazz as a Process of Organizational Innovation (Bastien &amp; Hostager, 1988)</text:p>
              </text:list-item>
              <text:list-item>
                <text:p text:style-name="P7">TOPICO 2 – Tax structures in developing countries: Many puzzles and a possible explanation (Evasão por meio de cash) (GORDON; LI, 2009)</text:p>
                <text:p text:style-name="P7"><text:span text:style-name="T4">CASO</text:span></text:p>
              </text:list-item>
              <text:list-item>
                <text:p text:style-name="P7">Gestão do projeto do software</text:p>
                <text:list>
                  <text:list-item>
                    <text:p text:style-name="P7">Viés da escalada de comprometimento </text:p>
                    <text:list>
                      <text:list-item>
                        <text:p text:style-name="P7">Contextual effects on escalation processes in public sector decision making (DAVIS; BOBKO, 1986)</text:p>
                      </text:list-item>
                      <text:list-item>
                        <text:p text:style-name="P7">Trade-off ignorado</text:p>
                        <text:list>
                          <text:list-item>
                            <text:p text:style-name="P7">Velocidade/facilidade para desenvolver vs. Desempenho do sistema</text:p>
                          </text:list-item>
                        </text:list>
                      </text:list-item>
                      <text:list-item>
                        <text:p text:style-name="P7">Consequências</text:p>
                        <text:list>
                          <text:list-item>
                            <text:p text:style-name="P7">Infra-estrutura de TI com data center próprio, com consultorias da MS e IB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TAPAS DO PROJE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udo de caso</text:p>
                <text:list>
                  <text:list-item>
                    <text:p>100%</text:p>
                  </text:list-item>
                </text:list>
              </text:list-item>
              <text:list-item>
                <text:p>Revisão da literatura</text:p>
                <text:list>
                  <text:list-item>
                    <text:p>60%</text:p>
                  </text:list-item>
                </text:list>
              </text:list-item>
              <text:list-item>
                <text:p>Redação</text:p>
                <text:list>
                  <text:list-item>
                    <text:p>40%</text:p>
                  </text:list-item>
                </text:list>
              </text:list-item>
              <text:list-item>
                <text:p>Cronograma</text:p>
                <text:list>
                  <text:list-item>
                    <text:p>75%</text:p>
                  </text:list-item>
                </text:list>
              </text:list-item>
              <text:list-item>
                <text:p>Revis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ONOGRAMA DA RED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1/dez</text:p>
                <text:list>
                  <text:list-item>
                    <text:p>Versão 1 (est. 90 pag.)</text:p>
                    <text:list>
                      <text:list-item>
                        <text:p>Aprofundamento na literatura, avançando nas leituras e escrita da seção de revisão da literatura e caso principalmente</text:p>
                      </text:list-item>
                    </text:list>
                  </text:list-item>
                </text:list>
              </text:list-item>
              <text:list-item>
                <text:p>25/jan</text:p>
                <text:list>
                  <text:list-item>
                    <text:p>Versão 2 (est. 120 pag.)</text:p>
                    <text:list>
                      <text:list-item>
                        <text:p>Aprofundamento na seção de metodologia, com descrição metodológica detalhada, com roteiro de entrevista e procedimentos adotados</text:p>
                      </text:list-item>
                    </text:list>
                  </text:list-item>
                </text:list>
              </text:list-item>
              <text:list-item>
                <text:p>29/fev</text:p>
                <text:list>
                  <text:list-item>
                    <text:p>Versão 3 (est. 150 pag.)</text:p>
                    <text:list>
                      <text:list-item>
                        <text:p>Finalização das análises pela óptica da literatura adotada</text:p>
                      </text:list-item>
                      <text:list-item>
                        <text:p>Revisão fin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4.8cm" svg:height="0.962cm" svg:x="1.8cm" svg:y="18.016cm">
          <draw:text-box>
            <text:p><text:span text:style-name="T5">Atualmente – 42 pag, desempenho 30 pag mê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ONOGRAMA ACADÊMI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1 março</text:p>
                <text:list>
                  <text:list-item>
                    <text:p>Defesa</text:p>
                  </text:list-item>
                </text:list>
              </text:list-item>
              <text:list-item>
                <text:p>20 abril</text:p>
                <text:list>
                  <text:list-item>
                    <text:p>Correções sugeridas pela banca</text:p>
                  </text:list-item>
                </text:list>
              </text:list-item>
              <text:list-item>
                <text:p>20 maio</text:p>
                <text:list>
                  <text:list-item>
                    <text:p>Submissão da versão final</text:p>
                  </text:list-item>
                </text:list>
              </text:list-item>
              <text:list-item>
                <text:p>20 junho</text:p>
                <text:list>
                  <text:list-item>
                    <text:p>Versão impressa, de capa dura, confeccionada conforme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ITURAS TEMÁTICAS</text:p>
          </draw:text-box>
        </draw:frame>
        <draw:frame presentation:style-name="pr6" draw:layer="layout" svg:width="8.113cm" svg:height="5.809cm" svg:x="1.4cm" svg:y="4.914cm" presentation:class="outline">
          <draw:text-box>
            <text:list text:style-name="L2">
              <text:list-item>
                <text:p>Inovação no setor e serviço público</text:p>
              </text:list-item>
            </text:list>
          </draw:text-box>
        </draw:frame>
        <draw:frame presentation:style-name="pr6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Inovação na administração tributária</text:p>
              </text:list-item>
            </text:list>
          </draw:text-box>
        </draw:frame>
        <draw:frame presentation:style-name="pr6" draw:layer="layout" svg:width="8.113cm" svg:height="5.809cm" svg:x="18.439cm" svg:y="4.914cm" presentation:class="outline" presentation:user-transformed="true">
          <draw:text-box>
            <text:list text:style-name="L2">
              <text:list-item>
                <text:p>Metodologias de gestão de projetos de inovação</text:p>
              </text:list-item>
            </text:list>
          </draw:text-box>
        </draw:frame>
        <draw:frame presentation:style-name="pr6" draw:layer="layout" svg:width="8.113cm" svg:height="5.809cm" svg:x="18.439cm" svg:y="11.276cm" presentation:class="outline" presentation:user-transformed="true">
          <draw:text-box>
            <text:list text:style-name="L2">
              <text:list-item>
                <text:p><text:span text:style-name="T6">EISENHDT, 1995</text:span></text:p>
              </text:list-item>
              <text:list-item>
                <text:p><text:span text:style-name="T6">LOCH, 2008</text:span></text:p>
              </text:list-item>
              <text:list-item>
                <text:p>MOORMAN, 1998</text:p>
              </text:list-item>
              <text:list-item>
                <text:p>LINDBLOM, 1959</text:p>
              </text:list-item>
              <text:list-item>
                <text:p>LEYBOURNE, 2009</text:p>
              </text:list-item>
            </text:list>
          </draw:text-box>
        </draw:frame>
        <draw:frame presentation:style-name="pr6" draw:text-style-name="P9" draw:layer="layout" svg:width="8.113cm" svg:height="7.524cm" svg:x="9.92cm" svg:y="11.276cm" presentation:class="outline" presentation:user-transformed="true">
          <draw:text-box>
            <text:list text:style-name="L2">
              <text:list-item>
                <text:p><text:span text:style-name="T2">ALI, 2005</text:span></text:p>
              </text:list-item>
              <text:list-item>
                <text:p><text:span text:style-name="T7">BIRD, 2008</text:span></text:p>
              </text:list-item>
              <text:list-item>
                <text:p><text:span text:style-name="T2">DARONO, 2015</text:span></text:p>
              </text:list-item>
              <text:list-item>
                <text:p><text:span text:style-name="T2">GORDON, 2009</text:span></text:p>
              </text:list-item>
              <text:list-item>
                <text:p><text:span text:style-name="T2">SLEMROD, 1989</text:span></text:p>
              </text:list-item>
              <text:list-item>
                <text:p><text:span text:style-name="T2">PLUMLEY, 2005</text:span></text:p>
              </text:list-item>
            </text:list>
          </draw:text-box>
        </draw:frame>
        <draw:frame presentation:style-name="pr6" draw:layer="layout" svg:width="8.113cm" svg:height="8.124cm" svg:x="1.4cm" svg:y="11.276cm" presentation:class="outline" presentation:user-transformed="true">
          <draw:text-box>
            <text:list text:style-name="L2">
              <text:list-item>
                <text:p><text:span text:style-name="T8">BEKKERS, 2007</text:span></text:p>
              </text:list-item>
              <text:list-item>
                <text:p><text:span text:style-name="T8">BRANDÃO, 2013</text:span></text:p>
              </text:list-item>
              <text:list-item>
                <text:p><text:span text:style-name="T8">FUGLSANG, 2010</text:span></text:p>
              </text:list-item>
              <text:list-item>
                <text:p><text:span text:style-name="T8">HARTLEY, 2005</text:span></text:p>
              </text:list-item>
              <text:list-item>
                <text:p>KOCH, 2006</text:p>
              </text:list-item>
              <text:list-item>
                <text:p><text:span text:style-name="T8">LEE, 2012</text:span></text:p>
              </text:list-item>
              <text:list-item>
                <text:p>MOORE, 2008</text:p>
              </text:list-item>
              <text:list-item>
                <text:p>PINCUS, 1974</text:p>
              </text:list-item>
            </text:list>
          </draw:text-box>
        </draw:frame>
        <draw:frame draw:style-name="gr4" draw:layer="layout" svg:width="9.934cm" svg:height="1.362cm" svg:x="17.7cm" svg:y="19.6cm">
          <draw:text-box>
            <text:p>+ LEITURAS METODOLÓGICA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FERENCIAS</text:p>
          </draw:text-box>
        </draw:frame>
        <draw:frame presentation:style-name="pr4" draw:text-style-name="P10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<text:span text:style-name="T9">Bekkers, V. (2007). Modernization, public innovation and information and communication technologies: The emperor’s new clothes? Information Polity, 12(3), 103–107.</text:span></text:p>
              </text:list-item>
              <text:list-item>
                <text:p><text:span text:style-name="T9">Brandão, S. M., &amp; Bruno-Faria, M. de F. (2013). Inovação no setor público: análise da produção científica em periódicos nacionais e internacionais da área de administração. Rev. Adm. Pública, 47(1), 227–248.</text:span></text:p>
              </text:list-item>
              <text:list-item>
                <text:p><text:span text:style-name="T9">Fuglsang, L. (2010). Bricolage and invisible innovation in public service innovation. Journal of Innovation Economics &amp; Management, 5(1), 67–87.</text:span></text:p>
              </text:list-item>
              <text:list-item>
                <text:p><text:span text:style-name="T9">Hartley, J. (2005). Innovation in governance and public services: Past and present. Public money and management, 25(1), 27–34.</text:span></text:p>
              </text:list-item>
              <text:list-item>
                <text:p><text:span text:style-name="T9">Koch, P., Cunningham, P., Schwabsky, N., &amp; Hauknes, J. (2006). Innovation in the Public Sector: Summary and policy recommendations.</text:span></text:p>
              </text:list-item>
              <text:list-item>
                <text:p><text:span text:style-name="T9">Lee, S. M., Hwang, T., &amp; Choi, D. (2012). Open innovation in the public sector of leading countries. Management Decision, 50(1), 147–162.</text:span></text:p>
              </text:list-item>
              <text:list-item>
                <text:p><text:span text:style-name="T9">Moore, M., &amp; Hartley, J. (2008). Innovations in governance. Public Management Review, 10(1), 3–20. http://doi.org/10.1080/14719030701763161</text:span></text:p>
              </text:list-item>
              <text:list-item>
                <text:p><text:span text:style-name="T9">Pincus, J. (1974). Incentives for innovation in the public schools. Review of Educational Research, 113–144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Ali, M., Shifa, A. B., Shimeles, A., &amp; Woldeyes, F. (2015). Information technology and fiscal capacity in a developing country: evidence from Ethiopia. Recuperado de https://www.aeaweb.org/aea/2015conference/program/retrieve.php?pdfid=966</text:p>
              </text:list-item>
              <text:list-item>
                <text:p>Bird, R. M., &amp; Zolt, E. M. (2008). Technology and Taxation in Developing Countries: From Hand to Mouse. National Tax Journal, 791–821.</text:p>
              </text:list-item>
              <text:list-item>
                <text:p>Darono, A., &amp; Irawati, D. (2015). Service innovation in the complex environment of tax administration: the Indonesian public sector perspective. International Journal of Innovation and Regional Development, 6(1), 102–123.</text:p>
              </text:list-item>
              <text:list-item>
                <text:p>Gordon, R., &amp; Li, W. (2009). Tax structures in developing countries: Many puzzles and a possible explanation. Journal of Public Economics, 93(7-8), 855–866. http://doi.org/10.1016/j.jpubeco.2009.04.001</text:p>
              </text:list-item>
              <text:list-item>
                <text:p>Plumley, A. H., &amp; Steuerle, C. E. (2004). Ultimate objectives for the IRS: balancing revenue and service. The Crisis in Tax Administration, 311–346.</text:p>
              </text:list-item>
              <text:list-item>
                <text:p>Slemrod, J. (1989). Optimal taxation and optimal tax systems. National Bureau of Economic Research. Recuperado de http://www.nber.org/papers/w303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Kathleen, E. (1995). Accelerating Adaptative Process: Product Innovation in the Global Computer Industry. Administrative Science Quarterly, 84–110.</text:p>
              </text:list-item>
              <text:list-item>
                <text:p>Leybourne, S. A. (2009). Improvisation and agile project management: a comparative consideration. International Journal of Managing Projects in Business, 2(4), 519–535. http://doi.org/10.1108/17538370910991124</text:p>
              </text:list-item>
              <text:list-item>
                <text:p>Lindblom, C. E. (1959). The science of“ muddling through”. Public administration review, 79–88.</text:p>
              </text:list-item>
              <text:list-item>
                <text:p>Loch, C. H., Solt, M. E., &amp; Bailey, E. M. (2008). Diagnosing unforeseeable uncertainty in a new venture*. Journal of Product Innovation Management, 25(1), 28–46.</text:p>
              </text:list-item>
              <text:list-item>
                <text:p>Moorman, C., &amp; Miner, A. S. (1998). The convergence of planning and execution: improvisation in new product development. Journal of Marketing, 62(3), 1–20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 EXTR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Abrucio, F. L. (1998). Os avanços e os dilemas do modelo pós-burocrático: a reforma da administração pública à luz da experiência internacional recente. Reforma do Estado e administração pública gerencial, 7, 173–200.</text:p>
              </text:list-item>
              <text:list-item>
                <text:p>Agrell, P. J., Bogetoft, P., &amp; Tind, J. (2002). Incentive plans for productive efficiency, innovation and learning. International Journal of Production Economics, 78(1), 1–11.</text:p>
              </text:list-item>
              <text:list-item>
                <text:p>Ajaz, T., &amp; Ahmad, E. (2010). The Effect of Corruption and Governance on Tax Revenues. The Pakistan Development Review, 405–417.</text:p>
              </text:list-item>
              <text:list-item>
                <text:p>Albuquerque, E. da M., &amp; Cassiolato, J. E. (2002). As especificidades do sistema de inovação do setor saúde. Revista de Economia Política, 22(4), 88.</text:p>
              </text:list-item>
              <text:list-item>
                <text:p>Albury, D. (2005). Fostering innovation in public services. Public money and management, 25(1), 51–56.</text:p>
              </text:list-item>
              <text:list-item>
                <text:p>Ali, M., Shifa, A. B., Shimeles, A., &amp; Woldeyes, F. (2015). Information technology and fiscal capacity in a developing country: evidence from Ethiopia. Recuperado de https://www.aeaweb.org/aea/2015conference/program/retrieve.php?pdfid=966</text:p>
              </text:list-item>
              <text:list-item>
                <text:p>Altschuler, A. (1997). Public innovation and political incentives. Occasional paper, 1–97.</text:p>
              </text:list-item>
              <text:list-item>
                <text:p>Antunes, R. L. (2008). Adeus ao trabalho?: ensaio sobre as metamorfoses e a centralidade do mundo do trabalho. In Adeus ao trabalho?: ensaio sobre as metamorfoses e a centralidade do mundo do trabalho. Cortez.</text:p>
              </text:list-item>
              <text:list-item>
                <text:p>Arshad, D., Bakar, L. J. A., Ahmad, H., &amp; Hassand, S. ([s.d.]). UNRAVELING THE LINK BETWEEN ENVIRONMENTAL FACTORS AND ORGANIZATIONAL IMPROVISATION.</text:p>
              </text:list-item>
              <text:list-item>
                <text:p>Aschhoff, B., &amp; Sofka, W. (2009). Innovation on demand—Can public procurement drive market success of innovations? Research policy, 38(8), 1235–1247.</text:p>
              </text:list-item>
              <text:list-item>
                <text:p>Audretsch, D. B. (2004). Sustaining innovation and growth: Public policy support for entrepreneurship. Industry and Innovation, 11(3), 167–191.</text:p>
              </text:list-item>
              <text:list-item>
                <text:p>Bahl, R. W., &amp; Bird, R. M. (2008). Tax policy in developing countries: Looking back—and forward. National Tax Journal, 279–301.</text:p>
              </text:list-item>
              <text:list-item>
                <text:p>Barañano, A. M. (2009). Gestão da inovação tecnológica: estudo de cinco PMEs portuguesas. Revista Brasileira de Inovação, 4(1 jan/jun), 57–96.</text:p>
              </text:list-item>
              <text:list-item>
                <text:p>Barnwal, P. (2014). Curbing Leakage in Public Programs with Biometric Identification Systems: Evidence from India’s Fuel Subsidies. Manuscript. I.</text:p>
              </text:list-item>
              <text:list-item>
                <text:p>Bason, C. (2010). Leading public sector innovation: Co-creating for a better society. Policy Press.</text:p>
              </text:list-item>
              <text:list-item>
                <text:p>Bastien, D. T., &amp; Hostager, T. J. (1988). Jazz as a Process of Organizational Innovation. Communication Research, 15(5), 582–602. http://doi.org/10.1177/009365088015005005</text:p>
              </text:list-item>
              <text:list-item>
                <text:p>Bechky, B. A. (2003). Sharing meaning across occupational communities: The transformation of understanding on a production floor. Organization science, 14(3), 312–330.</text:p>
              </text:list-item>
              <text:list-item>
                <text:p>Bekkers, V. (2003). E-government and the emergence of virtual organizations in the public sector. Information Polity: an international journal on the development, adoption, use and effects of information technology. Recuperado de http://repub.eur.nl/pub/1864/</text:p>
              </text:list-item>
              <text:list-item>
                <text:p>Bekkers, V. (2007). Modernization, public innovation and information and communication technologies: The emperor’s new clothes? Information Polity, 12(3), 103–107.</text:p>
              </text:list-item>
              <text:list-item>
                <text:p>Bekkers, V., Edelenbos, J., &amp; Steijn, B. (2011). Innovation in the public sector. Palgrave Macmillan New York.</text:p>
              </text:list-item>
              <text:list-item>
                <text:p>Bekkers, V. J., Van Duivenboden, H., &amp; Thaens, M. (2006a). Information and Communication Technology and Public Innovation: Assessing the ICT-driven modernization of public administration (Vol. 12). IOS Press.</text:p>
              </text:list-item>
              <text:list-item>
                <text:p>Bekkers, V. J., Van Duivenboden, H., &amp; Thaens, M. (2006b). Information and Communication Technology and Public Innovation: Assessing the ICT-driven modernization of public administration (Vol. 12). IOS Press.</text:p>
              </text:list-item>
              <text:list-item>
                <text:p>Bekkers, V., Van Duivenboden, H., &amp; Thaens, M. (2006). Public innovation and information and communication technology: relevant background and concepts. Amsterdam, Netherlands: IOS Press.</text:p>
              </text:list-item>
              <text:list-item>
                <text:p>Benevides, M. V. (1976). O governo Kubitschek: desenvolvimento econômico e estabilidade política, 1956-1961. Paz e Terra.</text:p>
              </text:list-item>
              <text:list-item>
                <text:p>Berry, F. S. (1994). Innovation in public management: The adoption of strategic planning. Public administration review, 322–330.</text:p>
              </text:list-item>
              <text:list-item>
                <text:p>Berry, M. M. J., &amp; Taggart, J. H. (1994). Managing technology and innovation: a review. R&amp;D Management, 24(4), 341–353. http://doi.org/10.1111/j.1467-9310.1994.tb00889.x</text:p>
              </text:list-item>
              <text:list-item>
                <text:p>Besfamille, M. (2011). The economics of tax evasion.</text:p>
              </text:list-item>
              <text:list-item>
                <text:p>Besfamille, M., &amp; Olmos, P. (2010). Inspectors or Google Earth? Optimal fiscal policies under uncertain detection of evaders.</text:p>
              </text:list-item>
              <text:list-item>
                <text:p>Bird, R. M. (2008). Tax challenges facing developing countries. Institute for International Business Working Paper, (9).</text:p>
              </text:list-item>
              <text:list-item>
                <text:p>Bird, R. M. (2009). Tax system change and the impact of tax research. Rotman School of Management Working Paper, (1500018).</text:p>
              </text:list-item>
              <text:list-item>
                <text:p>Bird, R. M., &amp; de Jantscher, M. C. (1992). Improving tax administration in developing countries (Vol. 19). International Monetary Fund Washington, DC.</text:p>
              </text:list-item>
              <text:list-item>
                <text:p>Bird, R. M., &amp; Zolt, E. M. (2008). Technology and Taxation in Developing Countries: From Hand to Mouse. National Tax Journal, 791–821.</text:p>
              </text:list-item>
              <text:list-item>
                <text:p>BOBKO, P. (1986). MARK A. DAVIS. Organizational behavior and human decision processes, 37, 121–138.</text:p>
              </text:list-item>
              <text:list-item>
                <text:p>Borins, S. (2000). What border? Public management innovation in the United States and Canada. Journal of Policy Analysis and Management, 19(1), 46–74.</text:p>
              </text:list-item>
              <text:list-item>
                <text:p>Borins, S. (2001). Encouraging innovation in the public sector. Journal of intellectual capital, 2(3), 310–319.</text:p>
              </text:list-item>
              <text:list-item>
                <text:p>Borins, S. (2002). Leadership and innovation in the public sector. Leadership &amp; Organization Development Journal, 23(8), 467–476.</text:p>
              </text:list-item>
              <text:list-item>
                <text:p>Bose, K. S., &amp; Sarma, R. H. (1975a). Delineation of the intimate details of the backbone conformation of pyridine nucleotide coenzymes in aqueous solution. Biochemical and Biophysical Research Communications, 66(4), 1173–1179.</text:p>
              </text:list-item>
              <text:list-item>
                <text:p>Bose, K. S., &amp; Sarma, R. H. (1975b). Delineation of the intimate details of the backbone conformation of pyridine nucleotide coenzymes in aqueous solution. Biochemical and Biophysical Research Communications, 66(4), 1173–1179.</text:p>
              </text:list-item>
              <text:list-item>
                <text:p>Bose, K. S., &amp; Sarma, R. H. (1975c). Delineation of the intimate details of the backbone conformation of pyridine nucleotide coenzymes in aqueous solution. Biochemical and Biophysical Research Communications, 66(4), 1173–1179.</text:p>
              </text:list-item>
              <text:list-item>
                <text:p>Bouzada, M. A. C., &amp; Barbosa, J. G. P. (2009). A gestão da inovação na Gillette. RAI-Revista de Administração e Inovação, 6(1), 159–174.</text:p>
              </text:list-item>
              <text:list-item>
                <text:p>Braczyk, H.-J., Cooke, P. N., &amp; Heidenreich, M. (1998). Regional innovation systems: the role of governances in a globalized world. Psychology Press.</text:p>
              </text:list-item>
              <text:list-item>
                <text:p>BRANDÃO, S., &amp; BRUNO-FARIA, M. (2013). Inovação no setor público: análise da produção científica em periódicos nacionais e internacionais da área de administração. Revista de Administração Pública, 47(1), 227–248.</text:p>
              </text:list-item>
              <text:list-item>
                <text:p>Brown, K., &amp; Osborne, S. P. (2012). Managing change and innovation in public service organizations. Routledge.</text:p>
              </text:list-item>
              <text:list-item>
                <text:p>Brown, S. L., &amp; Eisenhardt, K. M. (1995). Product development: Past research, present findings, and future directions. Academy of management review, 20(2), 343–378.</text:p>
              </text:list-item>
              <text:list-item>
                <text:p>Brown, S. L., &amp; Eisenhardt, K. M. (1997). The art of continuous change: Linking complexity theory and time-paced evolution in relentlessly shifting organizations. Administrative science quarterly, 1–34.</text:p>
              </text:list-item>
              <text:list-item>
                <text:p>Caccia-Bava, A. (1999). Solidariedade, sociabilidade e ética política: temas clássicos ou contemporâneos. Sociabilidade: espaço e sociedade. São Paulo: Grupo Editores.</text:p>
              </text:list-item>
              <text:list-item>
                <text:p>Cagnazzo, L., Taticchi, P., &amp; Botarelli, M. (2009). A literature review on innovation management tools. Revista de Administração da UFSM, 1(3). Recuperado de http://cascavel.cpd.ufsm.br/revistas/ojs-2.2.2/index.php/reaufsm/article/viewArticle/620</text:p>
              </text:list-item>
              <text:list-item>
                <text:p>Caiden, N., &amp; Wildavsky, A. B. (1980). Planning and budgeting in poor countries. Transaction Publishers.</text:p>
              </text:list-item>
              <text:list-item>
                <text:p>Carbone, P. P. (2000). Cultura organizacional do setor público brasileiro: desenvolvendo uma metodologia de gerenciamento da cultura. Revista de Administração Pública, 34(2), 133–144.</text:p>
              </text:list-item>
              <text:list-item>
                <text:p>Casaburi, L. (2013). Essays in Development Economics and Political Economy.</text:p>
              </text:list-item>
              <text:list-item>
                <text:p>Casaburi, L., &amp; Troiano, U. (2015). Ghost-house busters: The electoral response to a large anti tax evasion program. National Bureau of Economic Research.</text:p>
              </text:list-item>
              <text:list-item>
                <text:p>Caxeado, A. C. M., Marques, K. S., Porto, M. V. L., Soares, P. C., &amp; Tizzoni, J. S. (2015). Choque de gestão: análise do conhecimento dos profissionais envolvidos com o programa “viva vida”. Rev. méd. Minas Gerais, 25(1).</text:p>
              </text:list-item>
              <text:list-item>
                <text:p>Center for History and New Media. ([s.d.]). Zotero Quick Start Guide. Recuperado de http://zotero.org/support/quick_start_guide</text:p>
              </text:list-item>
              <text:list-item>
                <text:p>Chatama, Y. J. (2013). The impact of ICT on Taxation: the case of Large Taxpayer Department of Tanzania Revenue Authority. Developing Country Studies, 3(2), 91–100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 EXTR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hristensen, C. M., Grossman, J. H., &amp; Hwang, J. (2009). The innovator’s prescription. A disruptive Solution for.</text:p>
              </text:list-item>
              <text:list-item>
                <text:p>Cole, B. M. (2015). Conditional Affiliation Industries: Accounting for the Stability of Portfolio Relations Among Specialized Project-Based Firms (PBFs). Long Range Planning.</text:p>
              </text:list-item>
              <text:list-item>
                <text:p>Considine, M., Lewis, J., Alex, D., Macmillan, U. P., &amp; Keast, R. R. (2009). Networks, innovation and public policy: Politicians, bureaucrats and the pathways to change inside government.</text:p>
              </text:list-item>
              <text:list-item>
                <text:p>Cooke, P. (2001). Regional innovation systems, clusters, and the knowledge economy. Industrial and corporate change, 10(4), 945–974.</text:p>
              </text:list-item>
              <text:list-item>
                <text:p>Cooke, P., &amp; Memedovic, O. (2003). Strategies for regional innovation systems: learning transfer and applications. United Nations Industrial Development Organization Vienna.</text:p>
              </text:list-item>
              <text:list-item>
                <text:p>Cummings, J. N. (2004). Work groups, structural diversity, and knowledge sharing in a global organization. Management science, 50(3), 352–364.</text:p>
              </text:list-item>
              <text:list-item>
                <text:p>Curi, M. A., Nogueira, L. R. T., Pereira, J. R., &amp; Nuintin, A. A. ([s.d.]). PUBLIC FINANCE MANAGEMENT: An Analysis of Zero deficit in Minas Gerais.</text:p>
              </text:list-item>
              <text:list-item>
                <text:p>Dacorso, A. L. R., &amp; Freitas, R. K. V. de. (2014). Inovação aberta na gestão pública: análise do plano de ação brasileiro para a Open Government Partnership.</text:p>
              </text:list-item>
              <text:list-item>
                <text:p>Damanpour, F., &amp; Schneider, M. (2009). Characteristics of innovation and innovation adoption in public organizations: Assessing the role of managers. Journal of public administration research and theory, 19(3), 495–522.</text:p>
              </text:list-item>
              <text:list-item>
                <text:p>Darono, A., &amp; Irawati, D. (2015). Service innovation in the complex environment of tax administration: the Indonesian public sector perspective. International Journal of Innovation and Regional Development, 6(1), 102–123.</text:p>
              </text:list-item>
              <text:list-item>
                <text:p>Davis, M. A., &amp; Bobko, P. (1986). Contextual effects on escalation processes in public sector decision making. Organizational Behavior and Human Decision Processes, 37(1), 121–138.</text:p>
              </text:list-item>
              <text:list-item>
                <text:p>Dean, S. (2011). Neither Rules Nor Standards. notre dame law review, 87(2), 537.</text:p>
              </text:list-item>
              <text:list-item>
                <text:p>del Brío, J. Á., &amp; Junquera, B. (2003). A review of the literature on environmental innovation management in SMEs: implications for public policies. Technovation, 23(12), 939–948.</text:p>
              </text:list-item>
              <text:list-item>
                <text:p>De Menezes, U. G., Kneipp, J. M., Barbieri, L. A., &amp; Gomes, C. M. (2012). MANAGEMENT INNOVATION FOR SUSTAINABLE DEVELOPMENT: BEHAVIOR AND REFLECTIONS ON THE CHEMICAL INDUSTRY. Review of Administration and Innovation - RAI, 8(4). http://doi.org/10.5773/rai.v8i4.660</text:p>
              </text:list-item>
              <text:list-item>
                <text:p>Dill, D. D., &amp; Van Vught, F. A. (2010). National Innovation and the Academic Research Enterprise: Public Policy in Global Perspective. ERIC.</text:p>
              </text:list-item>
              <text:list-item>
                <text:p>Downs, G. W. (1976). Bureaucracy, innovation, and public policy. Lexington Books Lexington, Massachusetts.</text:p>
              </text:list-item>
              <text:list-item>
                <text:p>Edler, J., &amp; Georghiou, L. (2007). Public procurement and innovation—Resurrecting the demand side. Research policy, 36(7), 949–963.</text:p>
              </text:list-item>
              <text:list-item>
                <text:p>Edler, J., Ruhland, S., Hafner, S., Rigby, J., Georghiou, L., Hommen, L., … Papadakou, M. (2005). Innovation and Public Procurement–Review of Issues at Stake. ISI Fraunhofer Institute Systems and Innovation Research, Karlsruhe.</text:p>
              </text:list-item>
              <text:list-item>
                <text:p>Edquist, C. (2001). Innovation policy–a systemic approach. The Globalizing Learning Economy. Oxford University Press, Oxford, 219–237.</text:p>
              </text:list-item>
              <text:list-item>
                <text:p>Edquist, C. (2010). Systems of innovation perspectives and challenges. African Journal of Science, Technology, Innovation and Development, 2(3), 14–45.</text:p>
              </text:list-item>
              <text:list-item>
                <text:p>Edquist, C., &amp; Hommen, L. (2000a). Public technology procurement and innovation (Vol. 16). Springer Science &amp; Business Media.</text:p>
              </text:list-item>
              <text:list-item>
                <text:p>Edquist, C., &amp; Hommen, L. (2000b). Public technology procurement and innovation theory. In Public technology procurement and innovation (p. 5–70). Springer.</text:p>
              </text:list-item>
              <text:list-item>
                <text:p>Eisenhardt, K. M., &amp; Martin, J. A. (2000a). Dynamic capabilities: what are they?</text:p>
              </text:list-item>
              <text:list-item>
                <text:p>Eisenhardt, K. M., &amp; Martin, J. A. (2000b). Dynamic capabilities: what are they?</text:p>
              </text:list-item>
              <text:list-item>
                <text:p>Eisenhardt, K. M., &amp; Martin, J. A. (2000c). Dynamic capabilities: what are they?</text:p>
              </text:list-item>
              <text:list-item>
                <text:p>Eling, K., Langerak, F., &amp; Griffin, A. (2015). The Performance Effects of Combining Rationality and Intuition in Making Early New Product Idea Evaluation Decisions: Rationality and Intuition in IDEA Evaluation Decisions. Creativity and Innovation Management, 24(3), 464–477. http://doi.org/10.1111/caim.12128</text:p>
              </text:list-item>
              <text:list-item>
                <text:p>Emmendoerfer, M., &amp; Valadares, J. L. (2014). Análise do fenômeno do empreendedorismo público em um estado membro do Brasil. Tourism &amp; Management Studies, 10(ESPECIAL), 43–48.</text:p>
              </text:list-item>
              <text:list-item>
                <text:p>Faerman, S. R., McCaffrey, D. P., &amp; Slyke, D. M. V. (2001). Understanding interorganizational cooperation: Public-private collaboration in regulating financial market innovation. Organization Science, 12(3), 372–388.</text:p>
              </text:list-item>
              <text:list-item>
                <text:p>Filho, R. M. J. ([s.d.]). Qualidade e Controle na Administração Pública: Foco nos Instrumentos Legais e Controle Cidadão.</text:p>
              </text:list-item>
              <text:list-item>
                <text:p>Fischer, T. (1991). Poder local um tema de análise. Anais: Encontros Nacionais da ANPUR, 4.</text:p>
              </text:list-item>
              <text:list-item>
                <text:p>Fischer, T., &amp; Teixeira, A. (1993). Poder local: governo e cidadania. Editora da Fundação Getúlio Vargas.</text:p>
              </text:list-item>
              <text:list-item>
                <text:p>Fräki, J. E. (1976). Human skin proteases. Separation and characterization of two acid proteases resembling cathepsin B1 and cathepsin D and of an inhibitor of cathepsin B1. Archives for Dermatological Research. Archiv Für Dermatologische Forschung, 255(3), 317–330.</text:p>
              </text:list-item>
              <text:list-item>
                <text:p>Freeman, C., &amp; Soete, L. (1997). The economics of industrial innovation (3rd ed). Cambridge, Mass: MIT Press.</text:p>
              </text:list-item>
              <text:list-item>
                <text:p>Frezatti, F., Bido, D. D. S., Cruz, A. P. C. D., &amp; Machado, M. J. D. C. (2014). O PAPEL DO BALANCED SCORECARD NA GESTÃO DA INOVAÇÃO. Revista de Administração de Empresas, 54(4), 381–392. http://doi.org/10.1590/S0034-759020140404</text:p>
              </text:list-item>
              <text:list-item>
                <text:p>Fritsch, M., &amp; Schwirten, C. (1999). Enterprise-university co-operation and the role of public research institutions in regional innovation systems. Industry and innovation, 6(1), 69–83.</text:p>
              </text:list-item>
              <text:list-item>
                <text:p>Fuglsang, L. (2008). Capturing the benefits of open innovation in public innovation: A case study. International Journal of Services Technology and Management, 9(3-4), 234–248.</text:p>
              </text:list-item>
              <text:list-item>
                <text:p>Fuglsang, L. (2010). Bricolage and invisible innovation in public service innovation. Journal of Innovation Economics &amp; Management, 5(1), 67–87.</text:p>
              </text:list-item>
              <text:list-item>
                <text:p>Fuglsang, L., &amp; Sørensen, F. (2011). The balance between bricolage and innovation: Management dilemmas in sustainable public innovation. The service industries journal, 31(4), 581–595.</text:p>
              </text:list-item>
              <text:list-item>
                <text:p>Gann, D. M. (2005). H. Chesbrough, Open Innovation: The New Imperative For Creating And Profiting From Technology, Harvard Business School Press, 2003 (272 pp., $35.00, ISBN: 1-57851-837-7). North-Holland.</text:p>
              </text:list-item>
              <text:list-item>
                <text:p>Gao, P., Song, Y., &amp; Jianing, M. I. (2015). Organizational Improvisation and Product Innovation Performance: A Meta-analysis.</text:p>
              </text:list-item>
              <text:list-item>
                <text:p>Google Acadêmico. ([s.d.]-a). Recuperado 28 de outubro de 2015, de https://scholar.google.com.br/</text:p>
              </text:list-item>
              <text:list-item>
                <text:p>Google Acadêmico. ([s.d.]-b). Recuperado 28 de outubro de 2015, de https://scholar.google.com.br/</text:p>
              </text:list-item>
              <text:list-item>
                <text:p>Gordon, R., &amp; Li, W. (2009). Tax structures in developing countries: Many puzzles and a possible explanation. Journal of Public Economics, 93(7-8), 855–866. http://doi.org/10.1016/j.jpubeco.2009.04.001</text:p>
              </text:list-item>
              <text:list-item>
                <text:p>Greenhalgh, T., Robert, G., Macfarlane, F., Bate, P., &amp; Kyriakidou, O. (2004). Diffusion of Innovations in Service Organizations: Systematic Review and Recommendations. The Milbank Quarterly, 82(4), 581–629. http://doi.org/10.1111/j.0887-378X.2004.00325.x</text:p>
              </text:list-item>
              <text:list-item>
                <text:p>Grinberg, I. (2013a). Taxing Capital Income in Emerging Countries: Will FATCA Open the Door? World Tax Journal, 5, 325–367.</text:p>
              </text:list-item>
              <text:list-item>
                <text:p>Grinberg, I. (2013b). Will FATCA Open the Door to Taxing Capital Income in Emerging Countries?</text:p>
              </text:list-item>
              <text:list-item>
                <text:p>Guimarães, E. H. R., Bastos, E. G., e Vasconcelos, M. C. R. L., &amp; Andalécio, A. M. L. ([s.d.]). OUTSOURCING AND INNOVATION IN THE PUBLIC SECTOR IN BRAZIL: A case study in UFMG.</text:p>
              </text:list-item>
              <text:list-item>
                <text:p>Hansen, M. T. (1999). The search-transfer problem: The role of weak ties in sharing knowledge across organization subunits. Administrative science quarterly, 44(1), 82–111.</text:p>
              </text:list-item>
              <text:list-item>
                <text:p>Hansen, M. T. (2002). Knowledge networks: Explaining effective knowledge sharing in multiunit companies. Organization science, 13(3), 232–248.</text:p>
              </text:list-item>
              <text:list-item>
                <text:p>Hartley, J. (2005). Innovation in governance and public services: Past and present. Public money and management, 25(1), 27–34.</text:p>
              </text:list-item>
              <text:list-item>
                <text:p>Hartley, J. (2006). Creative industries and innovation in China. International Journal of Cultural Studies, 9(3), 259–262. http://doi.org/10.1177/1367877906066870</text:p>
              </text:list-item>
              <text:list-item>
                <text:p>Hartley, J., Sørensen, E., &amp; Torfing, J. (2013). Collaborative innovation: A viable alternative to market competition and organizational entrepreneurship. Public Administration Review, 73(6), 821–830.</text:p>
              </text:list-item>
              <text:list-item>
                <text:p>Hasseldine, J. (2011). 10 The administration of tax systems. The Elgar Guide to Tax Systems, 360.</text:p>
              </text:list-item>
              <text:list-item>
                <text:p>Hauser, J., &amp; Katz, G. (1998). Metrics: you are what you measure! European Management Journal, 16(5), 517–528. http://doi.org/10.1016/S0263-2373(98)00029-2</text:p>
              </text:list-item>
              <text:list-item>
                <text:p>Heller, W. W. (1975). Fiscal policies for underdeveloped countries. Readings on Taxation in Developing Countries. Cambridge, MA: Harvard University Press, Inc.</text:p>
              </text:list-item>
              <text:list-item>
                <text:p>Hoegl, M., &amp; Gemuenden, H. G. (2001). Teamwork quality and the success of innovative projects: A theoretical concept and empirical evidence. Organization science, 12(4), 435–449.</text:p>
              </text:list-item>
              <text:list-item>
                <text:p>Horwitch, M. (Org.). (1986). Technology in the modern corporation: a strategic perspective. New York: Pergamon Press.</text:p>
              </text:list-item>
              <text:list-item>
                <text:p>Hyytinen, A., &amp; Toivanen, O. (2005). Do financial constraints hold back innovation and growth?: Evidence on the role of public policy. Research Policy, 34(9), 1385–1403.</text:p>
              </text:list-item>
              <text:list-item>
                <text:p>Ianni, O. (1971). Estado e planejamento econômico no Brasil (1930-1970). RAE-Revista de Administração de Empresas, 13(1), 92–93.</text:p>
              </text:list-item>
              <text:list-item>
                <text:p>Ianni, O. (1992a). A idéia de Brasil moderno. Editora Brasiliense.</text:p>
              </text:list-item>
              <text:list-item>
                <text:p>Ianni, O. (1992b). A idéia de Brasil moderno (1. ed). São Paulo, SP: Editora Brasiliense.</text:p>
              </text:list-item>
              <text:list-item>
                <text:p>Ibrahim, I. B. (2013). Electronic filing of personal income tax returns in Malaysia: determinants and compliance costs.</text:p>
              </text:list-item>
              <text:list-item>
                <text:p>Ibrahim, I., &amp; Pope, J. (2011a). The viability of a pre-filled income tax return system for Malaysia.</text:p>
              </text:list-item>
              <text:list-item>
                <text:p>Ibrahim, I., &amp; Pope, J. (2011b). The viability of a pre-filled income tax return system for Malaysia.</text:p>
              </text:list-item>
              <text:list-item>
                <text:p>Industrial Systems and Techno-economics Research Group, Industrial Technology Faculty, Institut Teknologi Bandung, Indonesia, Govindaraju, R., Bramagara, A., Industrial Systems and Techno-economics Research Group, Industrial Technology Faculty, Institut Teknologi Bandung, Indonesia, Gondodiwiryo, L., Industrial Systems and Techno-economics Research Group, Industrial Technology Faculty, Institut Teknologi Bandung, Indonesia, … Industrial Systems and Techno-economics Research Group, Industrial Technology Faculty, Institut Teknologi Bandung, Indonesia. (2015). Requirement Volatility, Standardization and Knowledge Integration in Software Projects: An Empirical Analysis on Outsourced IS Development Projects. Journal of ICT Research and Applications, 9(1), 68–87. http://doi.org/10.5614/itbj.ict.res.appl.2015.9.1.4</text:p>
              </text:list-item>
              <text:list-item>
                <text:p>Jain, T. (2008). Impact of Developmental Aspirations on Taxation of Intellectual Property: An Appraisal. Available at SSRN 1259667.</text:p>
              </text:list-item>
              <text:list-item>
                <text:p>James, S. (2009). A Handbook for Tax Simplification. A HANDBOOK FOR TAX SIMPLIFICATION, International Finance Corporation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 EXTR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Junior, J. B., da Silva, C. A., &amp; da Silva, D. E. P. (2014). Auditoria da gestão da inovação no setor bancário: o caso do Banese. Navus-Revista de Gestão e Tecnologia, 5(1), 06.</text:p>
              </text:list-item>
              <text:list-item>
                <text:p>Júnior, P. R., Guimarães, T., &amp; Bilhim, J. ([s.d.]). Inovação no setor público. REVISTA PORTUGUESA E BRASILEIRA DE GESTÃO.</text:p>
              </text:list-item>
              <text:list-item>
                <text:p>Kang, J., &amp; Jingming, B. (2002). Overcoming Difficulties in Public Finance at County &amp; Township Level and Innovation in Fiscal System [J]. Economic Research Journal, 2, 000.</text:p>
              </text:list-item>
              <text:list-item>
                <text:p>Kariuki, E. J. N. (2013). Performance measurement in African semi-autonomous revenue authorities: The case of Kenya, South Africa and Tanzania. How can performance measures in African semi-autonomous revenue authorities (ARAs) be strategic, efficient and effective? University of Bradford.</text:p>
              </text:list-item>
              <text:list-item>
                <text:p>Katila, R., &amp; Ahuja, G. (2002). Something old, something new: A longitudinal study of search behavior and new product introduction. Academy of management journal, 45(6), 1183–1194.</text:p>
              </text:list-item>
              <text:list-item>
                <text:p>Kiel, L. D. (1994). Managing chaos and complexity in government: A new paradigm for managing change, innovation, and organizational renewal. Jossey-Bass.</text:p>
              </text:list-item>
              <text:list-item>
                <text:p>Kitua, M. S. (2015a). External Factors Affecting Management of NGOs in Somalia: A Case of Somali Aid Foundation (SAF). United States International University-Africa.</text:p>
              </text:list-item>
              <text:list-item>
                <text:p>Kitua, M. S. (2015b). External Factors Affecting Management of NGOs in Somalia: A Case of Somali Aid Foundation (SAF). United States International University-Africa.</text:p>
              </text:list-item>
              <text:list-item>
                <text:p>Klering, L. R., &amp; ANDRADE, J. A. de. (2006). Inovação na gestão pública: compreensão do conceito a partir da teoria e da prática. JACOBI, Pedro R.; PINHO, José AG Inovação no campo da gestão pública local: novos desafios, novos patamares. Rio de Janeiro: FGV Editora, 77–97.</text:p>
              </text:list-item>
              <text:list-item>
                <text:p>Kliksberg, B. (1992). Como transformar o Estado para além de mitos e dogmas (Vol. 1). Fundação Escola Nacional de Administração Pública, ENAP.</text:p>
              </text:list-item>
              <text:list-item>
                <text:p>Koch, P., Cunningham, P., Schwabsky, N., &amp; Hauknes, J. (2006). Innovation in the Public Sector: Summary and policy recommendations.</text:p>
              </text:list-item>
              <text:list-item>
                <text:p>Koch, P., &amp; Hauknes, J. (2005). On innovation in the public sector. Citeseer.</text:p>
              </text:list-item>
              <text:list-item>
                <text:p>Korteland, E., &amp; Bekkers, V. (2008). The diffusion of electronic service delivery innovations in dutch E-policing: The case of digital warning systems. Public Management Review, 10(1), 71–88. http://doi.org/10.1080/14719030701763195</text:p>
              </text:list-item>
              <text:list-item>
                <text:p>Krishnan, V., &amp; Ulrich, K. T. (2001). Product development decisions: A review of the literature. Management science, 47(1), 1–21.</text:p>
              </text:list-item>
              <text:list-item>
                <text:p>Lee, S. M., Hwang, T., &amp; Choi, D. (2012). Open innovation in the public sector of leading countries. Management Decision, 50(1), 147–162.</text:p>
              </text:list-item>
              <text:list-item>
                <text:p>Lepak, D. P., Smith, K. G., &amp; Taylor, M. S. (2007). Value creation and value capture: a multilevel perspective. Academy of management review, 32(1), 180–194.</text:p>
              </text:list-item>
              <text:list-item>
                <text:p>Levi-Strauss, C. (1966). The savage mind. University of Chicago Press.</text:p>
              </text:list-item>
              <text:list-item>
                <text:p>Lewicki, R. J., McAllister, D. J., &amp; Bies, R. J. (1998). Trust and distrust: New relationships and realities. Academy of management Review, 23(3), 438–458.</text:p>
              </text:list-item>
              <text:list-item>
                <text:p>Libbey, M. G. (1994). Reengineering public innovation. Public Productivity &amp; Management Review, 163–175.</text:p>
              </text:list-item>
              <text:list-item>
                <text:p>Lindblom, C. E. (1959). The science of“ muddling through”. Public administration review, 79–88.</text:p>
              </text:list-item>
              <text:list-item>
                <text:p>Lips, M., Taylor, J. A., &amp; Organ, J. (2006). Identity management as public innovation: looking beyond ID cards and authentication systems. IOS Press: Amsterdam, The Netherlands.</text:p>
              </text:list-item>
              <text:list-item>
                <text:p>LUBECK, R. M., WITTMANN, M. L., RICHTER, A. S., &amp; SCHENDLER, S. G. ([s.d.]). PERCEPÇÃO DE INOVAÇÃO NO TRANSPORTE PÚBLICO.</text:p>
              </text:list-item>
              <text:list-item>
                <text:p>Machado, F. ([s.d.]). Gestão documental no Município de Santarém uma mudança em tempos de mudança.</text:p>
              </text:list-item>
              <text:list-item>
                <text:p>Makar, A. B., McMartin, K. E., Palese, M., &amp; Tephly, T. R. (1975a). Formate assay in body fluids: application in methanol poisoning. Biochemical Medicine, 13(2), 117–126.</text:p>
              </text:list-item>
              <text:list-item>
                <text:p>Makar, A. B., McMartin, K. E., Palese, M., &amp; Tephly, T. R. (1975b). Formate assay in body fluids: application in methanol poisoning. Biochemical Medicine, 13(2), 117–126.</text:p>
              </text:list-item>
              <text:list-item>
                <text:p>Mani, S. (1999). Public Innovation Policies and Developing Countries in a Phase of Economic Liberalisation. United Nations University, Institute for New Technologies.</text:p>
              </text:list-item>
              <text:list-item>
                <text:p>ManualTesesdez2008(1).pdf. ([s.d.]).</text:p>
              </text:list-item>
              <text:list-item>
                <text:p>Marek, K., &amp; Kujawska, A. (1975). Evolution of functional respiratory disorders in different types of pneumoconiosis. Bulletin De Physio-Pathologie Respiratoire, 11(4), 597–610.</text:p>
              </text:list-item>
              <text:list-item>
                <text:p>Marniemi, J., &amp; Parkki, M. G. (1975a). Radiochemical assay of glutathione S-epoxide transferase and its enhancement by phenobarbital in rat liver in vivo. Biochemical Pharmacology, 24(17), 1569–1572.</text:p>
              </text:list-item>
              <text:list-item>
                <text:p>Marniemi, J., &amp; Parkki, M. G. (1975b). Radiochemical assay of glutathione S-epoxide transferase and its enhancement by phenobarbital in rat liver in vivo. Biochemical Pharmacology, 24(17), 1569–1572.</text:p>
              </text:list-item>
              <text:list-item>
                <text:p>Martinez-Vazquez, J., &amp; Bird, R. M. (2011). Value Added Tax: Onward and Upward? The Elgar Guide to Tax Systems: Critical Views on Contemporary Theory, Policy and Administration, 218–273.</text:p>
              </text:list-item>
              <text:list-item>
                <text:p>Martin, S., &amp; Scott, J. T. (2000). The nature of innovation market failure and the design of public support for private innovation. Research policy, 29(4), 437–447.</text:p>
              </text:list-item>
              <text:list-item>
                <text:p>Matulovic, F. M., Yu, A. S. O., Paschoal, B. V. L., &amp; Nascimento, P. T. (2015a). Project management with high complexity and uncertainty in a government organization: A case study of the Sao Paulo Tax Invoice system development (p. 1706–1713). IEEE. http://doi.org/10.1109/PICMET.2015.7273149</text:p>
              </text:list-item>
              <text:list-item>
                <text:p>Matulovic, F. M., Yu, A. S., Paschoal, B. V., &amp; Nascimento, P. T. (2015b). Project management with high complexity and uncertainty in a government organization: A case study of the Sao Paulo Tax Invoice system development. In Management of Engineering and Technology (PICMET), 2015 Portland International Conference on (p. 1706–1713). IEEE.</text:p>
              </text:list-item>
              <text:list-item>
                <text:p>McGrath, R. G. (2001). Exploratory learning, innovative capacity, and managerial oversight. Academy of Management Journal, 44(1), 118–131.</text:p>
              </text:list-item>
              <text:list-item>
                <text:p>McMillan, G. S., Narin, F., &amp; Deeds, D. L. (2000). An analysis of the critical role of public science in innovation: the case of biotechnology. Research policy, 29(1), 1–8.</text:p>
              </text:list-item>
              <text:list-item>
                <text:p>Mello, N. (1994). Reforma administrativa no Brasil: um debate interminável. Revista de Administração Pública, 28(1), 54–70.</text:p>
              </text:list-item>
              <text:list-item>
                <text:p>Metcalfe, L. (1993). Public management: from imitation to innovation. Australian Journal of Public Administration, 52(3), 292–304.</text:p>
              </text:list-item>
              <text:list-item>
                <text:p>MINISTÉRIO DA ADMINISTRAÇÃO E REFORMA DO ESTADO. (1995). Plano Diretor da Reforma Administrativa.</text:p>
              </text:list-item>
              <text:list-item>
                <text:p>Mohammed, H. K., &amp; Gela, Z. D. (2014). CHALLENGES OF ELECTRONICS TAX REGISTER MACHINE (ETRS) TO BUSINESSES AND ITS IMPACT IN IMPROVING TAX REVENUE. International Journal, 5(3), 2305–1493.</text:p>
              </text:list-item>
              <text:list-item>
                <text:p>Moore, M. (2013). Revenue Reform and Statebuilding in Anglophone Africa1. IDS Working Papers, 2013(428), 1–29.</text:p>
              </text:list-item>
              <text:list-item>
                <text:p>Moore, M. (2014). Revenue reform and statebuilding in Anglophone Africa. World Development, 60, 99–112.</text:p>
              </text:list-item>
              <text:list-item>
                <text:p>Moore, M. ([s.d.]). Improving Governance in the MENA Region through Tax Reform?</text:p>
              </text:list-item>
              <text:list-item>
                <text:p>Moore, M. H. (1995). Creating public value: Strategic management in government. Harvard university press.</text:p>
              </text:list-item>
              <text:list-item>
                <text:p>Moore, M., &amp; Hartley, J. (2008). Innovations in governance. Public Management Review, 10(1), 3–20. http://doi.org/10.1080/14719030701763161</text:p>
              </text:list-item>
              <text:list-item>
                <text:p>Moorman, C., &amp; Miner, A. S. (1998). Organizational improvisation and organizational memory. Academy of management Review, 23(4), 698–723.</text:p>
              </text:list-item>
              <text:list-item>
                <text:p>Moroi, K., &amp; Sato, T. (1975). Comparison between procaine and isocarboxazid metabolism in vitro by a liver microsomal amidase-esterase. Biochemical Pharmacology, 24(16), 1517–1521.</text:p>
              </text:list-item>
              <text:list-item>
                <text:p>Mota, M., &amp; Nogueira, C. (2012). INTERNALIZATION OF BRAZALIAN IT FIRMS. REVIEWERS/ÉVALUATEURS, 6.</text:p>
              </text:list-item>
              <text:list-item>
                <text:p>Motta, F. C. P. (1982). Participação e co-gestão: novas formas de administração (Vol. 13). Brasiliense.</text:p>
              </text:list-item>
              <text:list-item>
                <text:p>Motta, P. R. (1972). Administração para o desenvolvimento: a disciplina em busca da relevância. Revista de Administração Pública, 6(3), 39–54.</text:p>
              </text:list-item>
              <text:list-item>
                <text:p>MOTTA, P. R., MOTTA, P. R., &amp; CARAVANTES, G. R. (1979). Doutrinas de inovação em administração pública: a questão dos valores. MOTTA, Paulo R.; CARAVANTES, Geraldo R. Planejamento organizacional: dimensões sistêmico-gerenciais. Porto Alegre: DFRH/FGV, 153.</text:p>
              </text:list-item>
              <text:list-item>
                <text:p>Mulgan, G., &amp; Albury, D. (2003). Innovation in the public sector. London: Strategy Unit, Cabinet Office.</text:p>
              </text:list-item>
              <text:list-item>
                <text:p>Nagano, M., Stefanovitz, J., &amp; Vick, T. (2014). Caracterização de Processos e Desafios de Empresas Industriais Brasileiras na Gestão da Inovação. Review of Business Management, 163–179. http://doi.org/10.7819/rbgn.v16i51.1426</text:p>
              </text:list-item>
              <text:list-item>
                <text:p>Naritomi, J. (2013). Consumers as tax auditors. Job market paper, Harvard University.</text:p>
              </text:list-item>
              <text:list-item>
                <text:p>Ndiaye, A. S. ([s.d.]-a). Effect of Institutions on Tax Revenue in WAEMU: What Are the Implications for Public Investment Decisions?</text:p>
              </text:list-item>
              <text:list-item>
                <text:p>Ndiaye, A. S. ([s.d.]-b). Effect of Institutions on Tax Revenue Performance in Senegal.</text:p>
              </text:list-item>
              <text:list-item>
                <text:p>Okoye, P. V., &amp; Ezejiofor, R. (2014). THE IMPACT OF E-TAXATION ON REVENUE GENERATION IN ENUGU, NIGERIA. International Journal, 2(2), 449–458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 EXTR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Osborne, S. P. (2013). Voluntary organizations and innovation in public services. Routledge.</text:p>
              </text:list-item>
              <text:list-item>
                <text:p>Pacheco, R. S. (2004). Contratualização de resultados no setor público: a experiência brasileira e o debate internacional. In Congresso Internacional del Clad sobre la Reforma del Estado y de la Administración Pública (Vol. 9).</text:p>
              </text:list-item>
              <text:list-item>
                <text:p>Pavitt, K. (1984). Sectoral patterns of technical change: Towards a taxonomy and a theory. Research Policy, 13(6), 343–373. http://doi.org/10.1016/0048-7333(84)90018-0</text:p>
              </text:list-item>
              <text:list-item>
                <text:p>Pereira, L. C. B. (1996). Da administração pública burocrática à gerencial. Revista do Serviço Público, 47(1), 1–28.</text:p>
              </text:list-item>
              <text:list-item>
                <text:p>Pereira, L. C. B. (1998). Reforma do Estado para a cidadania: a reforma gerencial brasileira na perspectiva internacional. Editora 34.</text:p>
              </text:list-item>
              <text:list-item>
                <text:p>Pereira, L. C. B. (2014). Uma reforma gerencial da administração pública no Brasil. Revista do Serviço Público, 49(1), 5–42.</text:p>
              </text:list-item>
              <text:list-item>
                <text:p>Pereira, L. C. B. (2015). Da administração pública burocrática à gerencial. Revista do Serviço público, 47(1), 07–40.</text:p>
              </text:list-item>
              <text:list-item>
                <text:p>Phills, J. A., Deiglmeier, K., &amp; Miller, D. T. (2008a). Rediscovering social innovation. Stanford Social Innovation Review, 6(4), 34–43.</text:p>
              </text:list-item>
              <text:list-item>
                <text:p>Phills, J. A., Deiglmeier, K., &amp; Miller, D. T. (2008b). Rediscovering social innovation. Stanford Social Innovation Review, 6(4), 34–43.</text:p>
              </text:list-item>
              <text:list-item>
                <text:p>Pincus, J. (1974). Incentives for innovation in the public schools. Review of Educational Research, 113–144.</text:p>
              </text:list-item>
              <text:list-item>
                <text:p>Piracha, M., &amp; Moore, M. (2015). Understanding Low-Level State Capacity.</text:p>
              </text:list-item>
              <text:list-item>
                <text:p>Plumley, A. H., &amp; Steuerle, C. E. (2004). Ultimate objectives for the IRS: balancing revenue and service. The Crisis in Tax Administration, 311–346.</text:p>
              </text:list-item>
              <text:list-item>
                <text:p>Prichard, W. (2014). Using Local IT Solutions to Improve Local Government Tax Reform.</text:p>
              </text:list-item>
              <text:list-item>
                <text:p>Prichard, W. R. (2010). Taxation, Reponsiveness and Accountability in Sub-Saharan Africa. University of Sussex.</text:p>
              </text:list-item>
              <text:list-item>
                <text:p>Radian, A. (1980). Resource mobilization in poor countries: Implementing tax policies (Vol. 1). Transaction Publishers.</text:p>
              </text:list-item>
              <text:list-item>
                <text:p>Rawas, M. (2013). An empirical examination of the impact of ICT on the functioning of the Lebanese Ministry of Finance.</text:p>
              </text:list-item>
              <text:list-item>
                <text:p>Ring, D. (2010). Promise of International Tax Scholarship and Its Implications for Research Design, Theory, and Methodology, The. . Louis ULJ, 55, 307.</text:p>
              </text:list-item>
              <text:list-item>
                <text:p>Roberts, N. C. (1992). Roberts: public entrepreneurship and innovation. Review of Policy Research, 11(1), 55–74.</text:p>
              </text:list-item>
              <text:list-item>
                <text:p>Roberts, N. C., &amp; Bradley, R. T. (1991). Stakeholder collaboration and innovation: A study of public policy initiation at the state level. The Journal of applied behavioral science, 27(2), 209–227.</text:p>
              </text:list-item>
              <text:list-item>
                <text:p>Roberts, N. C., &amp; King, P. J. (1996). Transforming public policy: Dynamics of policy entrepreneurship and innovation. Jossey-Bass Incorporated Pub.</text:p>
              </text:list-item>
              <text:list-item>
                <text:p>Rocha, H. M., &amp; Affonso, L. M. F. ([s.d.]-a). Câmara de Políticas de Gestão, Desempenho e Competitividade (CGDC): A Busca da Eficiência na Gestão Pública.</text:p>
              </text:list-item>
              <text:list-item>
                <text:p>Rocha, H. M., &amp; Affonso, L. M. F. ([s.d.]-b). POLÍTICAS DE EDUCAÇÃO COMO INSTRUMENTO DE DESENVOLVIMENTO E COMPETITIVIDADE DA NAÇÃO.</text:p>
              </text:list-item>
              <text:list-item>
                <text:p>Rosenbrock, R. (1995). [Public health as a social innovation]. Gesundheitswesen (Bundesverband der Arzte des Offentlichen Gesundheitsdienstes (Germany)), 57(3), 140–144.</text:p>
              </text:list-item>
              <text:list-item>
                <text:p>Rothwell, R. (1986a). Public innovation policies: some international trends and comparisons. Imperial College of Science and Technology.</text:p>
              </text:list-item>
              <text:list-item>
                <text:p>Rothwell, R. (1986b). Public Innovation Policy: To Have or to Have Not? R&amp;D Management, 16(1), 25–36.</text:p>
              </text:list-item>
              <text:list-item>
                <text:p>Rothwell, R., &amp; Zegveld, W. (1981). Industrial Innovation and Public Policy: Preparing for the 1980s and the 1990s. Frances Pinter London.</text:p>
              </text:list-item>
              <text:list-item>
                <text:p>Saleheen, A. M. (2013). Taxation and Good Governance: The Case of Value-added Tax in Bangladesh. Flinders University of South Australia, School of Social and Policy Studies, Department of Politics and Public Policy.</text:p>
              </text:list-item>
              <text:list-item>
                <text:p>Santos_Borges_Pires_Ferreira_2015_Gestao-da-inovacao-e-ampliacao_34951.pdf. ([s.d.]).</text:p>
              </text:list-item>
              <text:list-item>
                <text:p>Savino, T., Messeni Petruzzelli, A., &amp; Albino, V. (2015). Search and Recombination Process to Innovate: A Review of the Empirical Evidence and a Research Agenda. International Journal of Management Reviews.</text:p>
              </text:list-item>
              <text:list-item>
                <text:p>Schmoldt, A., Benthe, H. F., &amp; Haberland, G. (1975a). Digitoxin metabolism by rat liver microsomes. Biochemical Pharmacology, 24(17), 1639–1641.</text:p>
              </text:list-item>
              <text:list-item>
                <text:p>Schmoldt, A., Benthe, H. F., &amp; Haberland, G. (1975b). Digitoxin metabolism by rat liver microsomes. Biochemical Pharmacology, 24(17), 1639–1641.</text:p>
              </text:list-item>
              <text:list-item>
                <text:p>Schmoldt, A., Benthe, H. F., &amp; Haberland, G. (1975c). Digitoxin metabolism by rat liver microsomes. Biochemical Pharmacology, 24(17), 1639–1641.</text:p>
              </text:list-item>
              <text:list-item>
                <text:p>Schramm, W., &amp; Roberts, D. F. (1971). The process and effects of mass communication.</text:p>
              </text:list-item>
              <text:list-item>
                <text:p>Schumpeter, J. A. (1942). Socialism, capitalism and democracy. Harper and Brother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S EXTRA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Schwella, E. (2014). Inovação no governo e no setor público: desafios e implicações para a liderança. Revista do Serviço Público, 56(3), 259–276.</text:p>
              </text:list-item>
              <text:list-item>
                <text:p>Seaden, G., &amp; Manseau, A. (2001). Public policy and construction innovation. Building Research &amp; Information, 29(3), 182–196.</text:p>
              </text:list-item>
              <text:list-item>
                <text:p>Shan, P., Song, M., &amp; Ju, X. (2015). Entrepreneurial orientation and performance: Is innovation speed a missing link? Journal of Business Research.</text:p>
              </text:list-item>
              <text:list-item>
                <text:p>Silen, W., Machen, T. E., &amp; Forte, J. G. (1975a). Acid-base balance in amphibian gastric mucosa. The American Journal of Physiology, 229(3), 721–730.</text:p>
              </text:list-item>
              <text:list-item>
                <text:p>Silen, W., Machen, T. E., &amp; Forte, J. G. (1975b). Acid-base balance in amphibian gastric mucosa. The American Journal of Physiology, 229(3), 721–730.</text:p>
              </text:list-item>
              <text:list-item>
                <text:p>Sirianni, C., &amp; Friedland, L. (2001). Civic innovation in America: Community empowerment, public policy, and the movement for civic renewal. Univ of California Press.</text:p>
              </text:list-item>
              <text:list-item>
                <text:p>Slemrod, J. (1989). Optimal taxation and optimal tax systems. National Bureau of Economic Research. Recuperado de http://www.nber.org/papers/w3038</text:p>
              </text:list-item>
              <text:list-item>
                <text:p>Sørensen, E., &amp; Torfing, J. (2011a). Enhancing collaborative innovation in the public sector. Administration &amp; Society, 0095399711418768.</text:p>
              </text:list-item>
              <text:list-item>
                <text:p>Sørensen, E., &amp; Torfing, J. (2011b). Enhancing collaborative innovation in the public sector. Administration &amp; Society, 0095399711418768.</text:p>
              </text:list-item>
              <text:list-item>
                <text:p>Spink, P. K. (1989). Reforma Administrativa, modelos e processos. Executivo-FDRH. Porto Alegre, 12(2).</text:p>
              </text:list-item>
              <text:list-item>
                <text:p>Steiner, P., &amp; Trylinski, M. H. C. V. (2006). A sociologia econômica. São Paulo: Atlas.</text:p>
              </text:list-item>
              <text:list-item>
                <text:p>Sudhir, K., &amp; Talukdar, D. (2015a). Cowles Foundation.</text:p>
              </text:list-item>
              <text:list-item>
                <text:p>Sudhir, K., &amp; Talukdar, D. (2015b). Productivity Versus Transparency: Information Technology Adoption in Emerging Markets.</text:p>
              </text:list-item>
              <text:list-item>
                <text:p>Sudhir, K., &amp; Talukdar, D. (2015c). The “Peter Pan Syndrome” in Emerging Markets: The Productivity-Transparency Trade-off in IT Adoption. Marketing Science.</text:p>
              </text:list-item>
              <text:list-item>
                <text:p>Sundbo, J. (1997). Management of innovation in services. Service Industries Journal, 17(3), 432–455.</text:p>
              </text:list-item>
              <text:list-item>
                <text:p>Syadullah, M., &amp; Wibowo, T. (2015). Governance and Tax Revenue in Asean Countries. Journal of Social and Development Sciences (ISSN 2221-1152), 6(2), 76–88.</text:p>
              </text:list-item>
              <text:list-item>
                <text:p>Teixeira Filho, C. (2015). A relação entre capacidades de marketing e fontes de inovação no desempenho de serviços públicos.</text:p>
              </text:list-item>
              <text:list-item>
                <text:p>Teixeira, I. G. da R., &amp; Calia, R. C. (2013). GESTÃO DA INOVAÇÃO, DESENVOLVIMENTO E DIFUSÃO DE VEÍCULOS HÍBRIDOS E ELÉTRICOS MITIGADORES DA POLUIÇÃO URBANA: UM ESTUDO DE CASO MÚLTIPLO. Review of Administration and Innovation - RAI, 10(2). http://doi.org/10.5773/rai.v10i2.881</text:p>
              </text:list-item>
              <text:list-item>
                <text:p>Tether, B. S., &amp; Tajar, A. (2008). Beyond industry–university links: Sourcing knowledge for innovation from consultants, private research organisations and the public science-base. Research Policy, 37(6), 1079–1095.</text:p>
              </text:list-item>
              <text:list-item>
                <text:p>TIGRE, P. (2006). Gestão da inovação: a economia da tecnologia no Brasil (Vol. 1). Elsevier Brasil.</text:p>
              </text:list-item>
              <text:list-item>
                <text:p>Tödtling, F., &amp; Trippl, M. (2005). One size fits all?: Towards a differentiated regional innovation policy approach. Research policy, 34(8), 1203–1219.</text:p>
              </text:list-item>
              <text:list-item>
                <text:p>Toivonen, M., Tuominen, T., &amp; Brax, S. (2007). Innovation process interlinked with the process of service delivery: a management challenge in KIBS. Economies et sociétés, 41(3), 355–384.</text:p>
              </text:list-item>
              <text:list-item>
                <text:p>Traub, A., Duskin, B., Rosenberg, H., &amp; Kalmar, E. (1976a). Isolation and properties of the replicase of encephalomyocarditis virus. Journal of Virology, 18(2), 375–382.</text:p>
              </text:list-item>
              <text:list-item>
                <text:p>Traub, A., Duskin, B., Rosenberg, H., &amp; Kalmar, E. (1976b). Isolation and properties of the replicase of encephalomyocarditis virus. Journal of Virology, 18(2), 375–382.</text:p>
              </text:list-item>
              <text:list-item>
                <text:p>Traub, A., Duskin, B., Rosenberg, H., &amp; Kalmar, E. (1976c). Isolation and properties of the replicase of encephalomyocarditis virus. Journal of Virology, 18(2), 375–382.</text:p>
              </text:list-item>
              <text:list-item>
                <text:p>Tushman, M. L. (1997). Winning through innovation. Strategy &amp; Leadership, 25(4), 14–19.</text:p>
              </text:list-item>
              <text:list-item>
                <text:p>Tushman, M. L., &amp; O’Reilly III, C. A. (2006). Ambidextrous organizations: Managing evolutionary and revolutionary change. Managing innovation and change, 170.</text:p>
              </text:list-item>
              <text:list-item>
                <text:p>Vazquez-Caro, J., &amp; Bird, R. M. (2011). Benchmarking tax administrations in developing countries: A systemic approach.</text:p>
              </text:list-item>
              <text:list-item>
                <text:p>Veggeland, N. (2007). Paths of Public Innovation in the Global Age: Lessons from Scandinavia. Edward Elgar Publishing.</text:p>
              </text:list-item>
              <text:list-item>
                <text:p>Venosa, R. (1982a). A sociedade estatal e a tecnoburocracia. Revista de Administração de Empresas, 22(1), 62–63.</text:p>
              </text:list-item>
              <text:list-item>
                <text:p>Venosa, R. (1982b). A sociedade estatal e a tecnoburocracia. Revista de Administração de Empresas, 22(1), 62–63. http://doi.org/10.1590/S0034-75901982000100011</text:p>
              </text:list-item>
              <text:list-item>
                <text:p>Veugelers, R. (2009). The Evaluation of the Finnish National Innovation System-Full Report.</text:p>
              </text:list-item>
              <text:list-item>
                <text:p>Vilha, A. M., &amp; Quadros, R. (2012). GESTÃO DA INOVAÇÃO SOB A PERSPECTIVA DO DESENVOLVIMENTO SUSTENTÁVEL: LIÇÕES DAS ESTRATÉGIAS E PRÁTICAS NA INDÚSTRIA DE HIGIENE PESSOAL, PERFUMARIA E COSMÉTICOS. Review of Administration and Innovation - RAI, 9(3). http://doi.org/10.5773/rai.v9i3.593</text:p>
              </text:list-item>
              <text:list-item>
                <text:p>Walker, R. M. (2003). Evidence on the Management of Public Services Innovation. Public Money &amp; Management, 23, 93–102.</text:p>
              </text:list-item>
              <text:list-item>
                <text:p>Walker, R. M. (2008). An empirical evaluation of innovation types and organizational and environmental characteristics: Towards a configuration framework. Journal of Public Administration Research and Theory, 18(4), 591–615.</text:p>
              </text:list-item>
              <text:list-item>
                <text:p>Walker, R. M., Jeanes, E., &amp; Rowlands, R. (2002). Measuring innovation-applying the literature-based innovation output indicator to public services. Public Administration, 80(1), 201–214.</text:p>
              </text:list-item>
              <text:list-item>
                <text:p>West, C. (2009). The Taxation of International (non-resident) Sportspersons in South Africa.</text:p>
              </text:list-item>
              <text:list-item>
                <text:p>Wiesmann, U. N., DiDonato, S., &amp; Herschkowitz, N. N. (1975a). Effect of chloroquine on cultured fibroblasts: release of lysosomal hydrolases and inhibition of their uptake. Biochemical and Biophysical Research Communications, 66(4), 1338–1343.</text:p>
              </text:list-item>
              <text:list-item>
                <text:p>Wiesmann, U. N., DiDonato, S., &amp; Herschkowitz, N. N. (1975b). Effect of chloroquine on cultured fibroblasts: release of lysosomal hydrolases and inhibition of their uptake. Biochemical and Biophysical Research Communications, 66(4), 1338–1343.</text:p>
              </text:list-item>
              <text:list-item>
                <text:p>Windrum, P. (2008). Innovation and entrepreneurship in public services. Innovation in public sector services: entrepreneurship, creativity and management, 3–22.</text:p>
              </text:list-item>
              <text:list-item>
                <text:p>Windrum, P., &amp; Koch, P. M. (2008). Innovation in public sector services: entrepreneurship, creativity and management. Edward Elgar Publishing.</text:p>
              </text:list-item>
              <text:list-item>
                <text:p>Wubben, E. F., Batterink, M., Kolympiris, C., Kemp, R. G., &amp; Omta, O. S. (2015). Profiting from external knowledge: the impact of different external knowledge acquisition strategies on innovation performance. International Journal of Technology Management, 69(2), 139–165.</text:p>
              </text:list-item>
              <text:list-item>
                <text:p>Yin, R. K. (2013). Case study research: Design and methods. Sage publications.</text:p>
              </text:list-item>
              <text:list-item>
                <text:p>Zaguetto, T. C., &amp; Carneiro, T. C. J. (2011). Inovação tecnológica: análise da publicação científica de 2001 a 2010. Análise–Revista de Administração da PUCRS, 22(1).</text:p>
              </text:list-item>
              <text:list-item>
                <text:p>Zahra, S. A., Sapienza, H. J., &amp; Davidsson, P. (2006). Entrepreneurship and dynamic capabilities: a review, model and research agenda*. Journal of Management studies, 43(4), 917–955.</text:p>
              </text:list-item>
              <text:list-item>
                <text:p>Zolt, E. M., &amp; Bird, R. M. (2008). Tax policy in emerging countries. Environment and Planning C: Government and Policy, 26, 73–86.</text:p>
              </text:list-item>
              <text:list-item>
                <text:p>Zotero | Download. ([s.d.]). Recuperado 28 de outubro de 2015, de https://www.zotero.org/download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FreeSerif1" svg:font-family="FreeSerif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line-height="2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8pt" style:language-asian="hi" style:country-asian="IN" style:font-weight-asian="normal" style:font-weight-complex="bold"/>
    </style:style>
    <style:style style:name="Título_20_2" style:display-name="Título 2" style:family="graphic">
      <style:paragraph-properties fo:margin-top="0.623cm" fo:margin-bottom="0.374cm" fo:line-height="2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Título_20_3" style:display-name="Título 3" style:family="graphic">
      <style:paragraph-properties fo:margin-top="0.436cm" fo:margin-bottom="0.374cm" fo:line-height="200%" fo:text-align="justify" style:text-autospace="none" style:writing-mode="lr-tb"/>
      <style:text-properties fo:color="#111111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normal" style:font-weight-complex="bold"/>
    </style:style>
    <style:style style:name="Título_20_4" style:display-name="Título 4" style:family="graphic">
      <style:paragraph-properties fo:margin-top="0.746cm" fo:margin-bottom="0.374cm" fo:line-height="100%" fo:text-align="justify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6" style:display-name="Título 6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7" style:display-name="Título 7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8" style:display-name="Título 8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9" style:display-name="Título 9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Âncora_20_da_20_nota_20_de_20_fim" style:display-name="Âncora da nota de fim" style:family="graphic">
      <style:paragraph-properties style:text-autospace="none"/>
      <style:text-properties style:text-position="11% 58%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har" style:display-name="Título 3 Char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reeSans1" style:font-family-asian="FreeSans" style:font-family-generic-asian="swiss" style:font-pitch-asian="variable" style:font-size-asian="12pt" style:language-asian="pt" style:country-asian="BR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/>
    </style:style>
    <style:style style:name="apple-converted-space" style:family="graphic">
      <style:paragraph-properties style:text-autospace="none"/>
    </style:style>
    <style:style style:name="Título_20_Char" style:display-name="Título Char" style:family="graphic">
      <style:paragraph-properties style:text-autospace="none"/>
      <style:text-properties fo:font-variant="small-caps" fo:color="#17365d" style:font-name="Times New Roman" fo:font-family="'Times New Roman'" style:font-family-generic="roman" style:font-pitch="variable" fo:font-size="14pt" fo:letter-spacing="0.009cm" fo:text-shadow="1pt 1pt" fo:font-weight="bold" style:font-name-asian="FreeSans1" style:font-family-asian="FreeSans" style:font-family-generic-asian="swiss" style:font-pitch-asian="variable" style:font-size-asian="26pt" style:language-asian="pt" style:country-asian="BR" style:font-weight-asian="bold" style:font-weight-complex="bold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pt" style:country-asian="BR"/>
    </style:style>
    <style:style style:name="Título_20_2_20_Char" style:display-name="Título 2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style:font-name-asian="FreeSans1" style:font-family-asian="FreeSans" style:font-family-generic-asian="swiss" style:font-pitch-asian="variable" style:font-size-asian="13pt" style:language-asian="pt" style:country-asian="BR" style:font-weight-asian="bold"/>
    </style:style>
    <style:style style:name="Título_20_1_20_Char" style:display-name="Título 1 Char" style:family="graphic">
      <style:paragraph-properties style:text-autospace="none"/>
      <style:text-properties fo:color="#365f91" style:font-name="Times New Roman" fo:font-family="'Times New Roman'" style:font-family-generic="roman" style:font-pitch="variable" fo:font-size="12pt" fo:font-weight="bold" style:font-name-asian="FreeSans1" style:font-family-asian="FreeSans" style:font-family-generic-asian="swiss" style:font-pitch-asian="variable" style:font-size-asian="14pt" style:language-asian="pt" style:country-asian="BR" style:font-weight-asian="bold" style:font-weight-complex="bold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Assunto_20_do_20_comentário_20_Char" style:display-name="Assunto do comentário Char" style:family="graphic">
      <style:paragraph-properties style:text-autospace="none"/>
      <style:text-properties fo:color="#00000a" fo:font-weight="bold" style:font-name-asian="Mangal1" style:font-family-asian="Mangal" style:font-pitch-asian="variable" style:font-size-asian="10pt" style:font-weight-asian="bold" style:font-weight-complex="bold"/>
    </style:style>
    <style:style style:name="Texto_20_de_20_comentário_20_Char" style:display-name="Texto de comentário Char" style:family="graphic">
      <style:paragraph-properties style:text-autospace="none"/>
      <style:text-properties fo:color="#00000a" style:font-name-asian="Mangal1" style:font-family-asian="Mangal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ListLabel_20_2" style:display-name="ListLabel 2" style:family="graphic">
      <style:paragraph-properties style:text-autospace="none"/>
      <style:text-properties fo:font-size="12pt" style:font-size-asian="12pt" style:font-size-complex="12pt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Desenho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egend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APA" style:family="graphic">
      <style:paragraph-properties fo:margin-top="0cm" fo:margin-bottom="0.623cm" fo:line-height="100%" fo:text-align="center" style:text-autospace="none" style:writing-mode="lr-tb"/>
      <style:text-properties fo:text-transform="uppercase"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Índice_20_de_20_figuras_20_1" style:display-name="Índice de figuras 1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Índice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índice_20_de_20_figuras" style:display-name="Título do índice de figuras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Índice_20_de_20_tabelas_20_1" style:display-name="Índice de tabelas 1" style:family="graphic">
      <style:paragraph-properties fo:margin-top="0cm" fo:margin-bottom="0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abel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ítulo_20_do_20_índice_20_de_20_tabelas" style:display-name="Título do índice de tabelas" style:family="graphic">
      <style:paragraph-properties fo:margin-top="0.746cm" fo:margin-bottom="0.374cm" fo:line-height="100%" fo:text-align="justify" style:text-autospace="none" style:writing-mode="lr-tb"/>
      <style:text-properties fo:text-transform="uppercase"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Título_20_de_20_tabela" style:display-name="Título de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Conteúdo_20_da_20_tabela" style:display-name="Conteúdo da tabela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0" style:display-name="Título 10" style:family="graphic">
      <style:paragraph-properties fo:margin-top="0.746cm" fo:margin-bottom="0.374cm" fo:line-height="100%" fo:text-align="justify" style:text-autospace="none" style:writing-mode="lr-tb"/>
      <style:text-properties fo:color="#00000a" style:font-name="Liberation Sans2" fo:font-family="'Liberation Sans', Arial" style:font-family-generic="swiss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onteúdo_20_da_20_lista" style:display-name="Conteúdo da lista" style:family="graphic">
      <style:paragraph-properties fo:margin-top="0cm" fo:margin-bottom="0.623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5" style:display-name="Sumário 5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Citações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text" style:display-name="annotati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Mangal1" style:font-family-asian="Mangal" style:font-pitch-asian="variable" style:font-size-asian="9pt" style:language-asian="hi" style:country-asian="IN"/>
    </style:style>
    <style:style style:name="Conteúdo_20_do_20_quadro" style:display-name="Conteúdo do quadro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Gráfico" style:family="graphic">
      <style:paragraph-properties fo:margin-top="0.374cm" fo:margin-bottom="0.374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normal" style:font-name-asian="FreeSans2" style:font-family-asian="FreeSans" style:font-family-generic-asian="swiss" style:font-size-asian="12pt" style:language-asian="hi" style:country-asian="IN" style:font-style-asian="italic" style:font-style-complex="normal"/>
    </style:style>
    <style:style style:name="Figura" style:family="graphic">
      <style:paragraph-properties fo:margin-top="0.374cm" fo:margin-bottom="0.374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teste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Rodapé" style:family="graphic">
      <style:paragraph-properties fo:margin-top="0cm" fo:margin-bottom="0.623cm" fo:line-height="100%" fo:text-align="justify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3" style:display-name="Sumário 3" style:family="graphic">
      <style:paragraph-properties fo:margin-left="1.76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Nota_20_de_20_rodapé" style:display-name="Nota de rodapé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Sumário_20_1" style:display-name="Sumário 1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fo:text-transform="uppercase"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00%" fo:text-align="justify" fo:text-indent="0cm" style:text-autospace="none" style:writing-mode="lr-tb"/>
      <style:text-properties fo:color="#00000a" style:font-name="FreeSerif1" fo:font-family="FreeSerif" style:font-family-generic="swiss" style:font-pitch="variable" fo:font-size="12pt" fo:language="pt" fo:country="BR" fo:font-weight="bold" style:font-name-asian="FreeSans1" style:font-family-asian="FreeSans" style:font-family-generic-asian="swiss" style:font-pitch-asian="variable" style:font-size-asian="16pt" style:language-asian="hi" style:country-asian="IN" style:font-weight-asian="normal" style:font-weight-complex="bold"/>
    </style:style>
    <style:style style:name="footnote_20_text" style:display-name="footnote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0pt" fo:language="pt" fo:country="BR" style:font-name-asian="FreeSans1" style:font-family-asian="FreeSans" style:font-family-generic-asian="swiss" style:font-pitch-asian="variable" style:font-size-asian="10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Document_20_Map" style:display-name="Document Map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Normal_20__28_Web_29_" style:display-name="Normal (Web)" style:family="graphic">
      <style:paragraph-properties fo:margin-top="0cm" fo:margin-bottom="0.871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Balloon_20_Text" style:display-name="Balloon Text" style:family="graphic">
      <style:paragraph-properties fo:margin-top="0cm" fo:margin-bottom="0.623cm" fo:line-height="100%" fo:text-align="justify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margin-top="0cm" fo:margin-bottom="0.623cm" fo:line-height="10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cm" fo:line-height="100%" fo:text-align="center" style:text-autospace="none" style:writing-mode="lr-tb"/>
      <style:text-properties fo:color="#00000a" style:font-name="FreeSerif" fo:font-family="FreeSerif" style:font-family-generic="roman" style:font-pitch="variable" fo:font-size="11pt" fo:language="pt" fo:country="BR" fo:font-weight="bold" style:font-name-asian="FreeSans1" style:font-family-asian="FreeSans" style:font-family-generic-asian="swiss" style:font-pitch-asian="variable" style:font-size-asian="9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cm" fo:margin-bottom="0.933cm" fo:line-height="100%" fo:text-align="start" style:text-autospace="none" style:writing-mode="lr-tb"/>
      <style:text-properties fo:font-variant="small-caps" fo:color="#17365d" style:font-name="FreeSerif" fo:font-family="FreeSerif" style:font-family-generic="roman" style:font-pitch="variable" fo:font-size="14pt" fo:letter-spacing="0.009cm" fo:language="pt" fo:country="BR" fo:text-shadow="1pt 1pt" fo:font-weight="bold" style:font-name-asian="FreeSans1" style:font-family-asian="FreeSans" style:font-family-generic-asian="swiss" style:font-pitch-asian="variable" style:font-size-asian="26pt" style:language-asian="hi" style:country-asian="IN" style:font-weight-asian="bold" style:font-weight-complex="bold"/>
    </style:style>
    <style:style style:name="Lista" style:family="graphic">
      <style:paragraph-properties fo:margin-top="0cm" fo:margin-bottom="1.764cm" fo:line-height="150%" fo:text-align="justify" style:text-autospace="none" style:writing-mode="lr-tb"/>
      <style:text-properties fo:color="#00000a" style:font-name="FreeSerif" fo:font-family="FreeSerif" style:font-family-generic="roman" style:font-pitch="variable" fo:font-size="12pt" fo:language="pt" fo:country="BR" style:font-name-asian="FreeSans2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Mat</meta:initial-creator>
    <meta:creation-date>2015-11-19T19:48:01.812747908</meta:creation-date>
    <dc:date>2015-12-02T01:46:04.084124232</dc:date>
    <dc:creator>Francisco Mat</dc:creator>
    <meta:editing-duration>PT13H15M33S</meta:editing-duration>
    <meta:editing-cycles>43</meta:editing-cycles>
    <meta:generator>LibreOffice/4.2.8.2$Linux_X86_64 LibreOffice_project/420m0$Build-2</meta:generator>
    <meta:document-statistic meta:object-count="110"/>
  </office:meta>
</office:document-meta>
</file>